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fo:orphans="0" fo:widows="0"/>
    </style:style>
    <style:style style:name="P2" style:family="paragraph" style:parent-style-name="Standard">
      <style:paragraph-properties fo:margin-top="0cm" fo:margin-bottom="0cm" loext:contextual-spacing="false" fo:line-height="100%" fo:orphans="0" fo:widows="0"/>
    </style:style>
    <style:style style:name="P3" style:family="paragraph" style:parent-style-name="Standard" style:master-page-name="Standard">
      <style:paragraph-properties fo:margin-top="0cm" fo:margin-bottom="0cm" loext:contextual-spacing="false" fo:line-height="100%" fo:text-align="justify" style:justify-single-word="false" fo:orphans="0" fo:widows="0"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dzkość jest śmiertelnie zagrożona. Minęło już tysiąc lat, od kiedy Ziemia została zniszczona (dosłownie przekrojona na pół) przez agresywny gatunek obcych, zwany Gauna, a ludzkość zdołała się ewakuować na pokładzie ogromnych okrętów kolonizacyjnych, które rozproszyły się po całej galaktyce. Mimo to ocaleni wciąż muszą uciekać przed pościgiem, desperacko broniąc się przy użyciu mechów wyposażonych w cudowną broń. I dzięki nieetycznym eksperymentom naukowym. I odrobinie niepasujących do całości romansów. </text:p>
      <text:p text:style-name="P1"/>
      <text:p text:style-name="P1">„Rycerze Sidonii” to dwusezonowy serial anime oparty o mangę (wydawaną w Polsce) autorstwa Tsutomu Nihei, który stworzył też m.in „Blame!”. Z pozoru wydaje się mieć dość prostą fabułę – główny bohater, Tanikaze, od małego żył w osamotnieniu z dziadkiem ukrywającym się w czeluściach Sidonii, tytułowego okrętu kolonizacyjnego. Gdy jego opiekun umiera, nasz protagonista podejmuje próbę kradzieży jedzenia z fabryki, zostaje złapany i przywiedziony do cywilizacji – i od razu, kompletnie nieświadomy tego, co się dzieje wokół niego, wplątany w polityczno-naukowe gierki dowództwa okrętu. Co więcej, ze względu na wychowanie (które w większości polegało na trenowaniu na porzuconych symulatorach) otrzymuje przydział do jednostki pilotów. Niedługo potem Sidonia, po raz pierwszy od wielu lat, napotyka ślady Gauna…</text:p>
      <text:p text:style-name="P1"/>
      <text:p text:style-name="P1">Całość błyskawicznie zaczyna się komplikować. Różne grupy reagują swoiście na przybycie „dzikusa” z wnętrza okrętu, dziadek bohatera okazuje się być kimś ważniejszym, niż by się początkowo mogło wydawać, a zagrożenie dla Sidonii narasta. W grę szybko zaczynają wchodzić wewnętrzne konflikty o władzę oraz nieco (potem bardzo) nieetyczne eksperymenty naukowe, mające poprawić szanse ludzkości na wygraną w wojnie. Dla smaczku dochodzi jeszcze kilka protestów, rasizm, szok kulturowy głównego bohatera (szczególnie, że ze względu na swoje pochodzenie, nie ma najnowszych modyfikacji genetycznych)… nie sposób się nudzić. W drugim sezonie dochodzą jeszcze wątki rodem z „haremówek”, które ,moim zdaniem, niezbyt pasują do całości, ale są wykonane ze smakiem i kunsztem, przez co nie psują zbytnio pozytywnych wrażeń.</text:p>
      <text:p text:style-name="P1"/>
      <text:p text:style-name="P1">Fabuła prowadzona jest w dość szybkim tempie, dawkując widzom informacje i zawsze będąc w stanie zarówno postawić przed nimi ważne pytania, jak i na nie w odpowiednim momencie odpowiedzieć. Na wysokim poziomie stoi jakość tworzonego świata – wiele szczegółów, takich jak zwyczaje pogrzebowe czy noszenie uprzęży, ma głębszy sens i doskonale wpisuje się w obraz społeczeństwa, które od tysiąca lat desperacko stara się przeżyć konflikt z obcymi. Czuć, że ci ludzie są w stanie poświęcić naprawdę dużo, by osiągnąć swój cel, a organizacja ich społeczeństwa różni się od naszego. Dziwić może tylko zmodyfikowany genetycznie, gadający niedźwiedź – ale to akurat taka uroda dzieł Tsutomu Nihei (a i to nie przeszkadza, bo Lala zwyczajnie jest fajną postacią i basta!). Całość bywa naprawdę mroczna, szczególnie w scenach, które zawierają przywództwo okrętu – ale od czasu do czasu pojawiają się bardziej komediowe sceny, by nie znużyć widza ciągłym pesymizmem i problemami. </text:p>
      <text:p text:style-name="P1"/>
      <text:p text:style-name="P1">Żadne anime z mechami w kosmosie nie byłoby jednak sobą bez walk oraz bez porządnych przeciwników – i tu w obu aspektach „Rycerze Sidonii” spisują się wyśmienicie. Starcia są doskonale zanimowane i udzwiękowione, a dzięki rosnącej sile Gauna, protagoniści muszą się starać przy każdym spotkaniu z wrogiem. Postaci nie mają żadnych fabularnych tarcz – giną, są okaleczane, przeżywają problemy psychiczne w związku z walkami. Sami obcy również są świetnie zaprojektowani – czuć ich obcość, brak wspólnego podłoża z ludźmi. To nie są przedstawiciele naszego gatunku z kilkoma dodatkowymi mackami i zieloną skórą, którzy są odrobinę bardziej wojowniczy, a kompletnie odmienne od nas stworzenia. Ich logika, a nawet powód do wojny z ludźmi, są trudne lub niemożliwe do zgłębienia. Co więcej, stwory te są piekielnie ciężkie do zabicia, zdolne do zmieniania kształtu, inteligentne – więc nie raz i nie dwa zaskoczą oraz zaniepokoją zarówno widzów, jak i bohaterów. </text:p>
      <text:p text:style-name="P1"/>
      <text:p text:style-name="P1">Postacie w „Sidonii” nie są przesadnie skomplikowane – główny bohater ma silne poczucie <text:soft-page-break/>obowiązku, ma problemy z dopasowaniem się, jedna dziewczyna go lubi, jeden facet nie, i tak dalej – ale to nie przeszkadza. Doskonale spełniają zadanie postawione przed nimi przez twórców i nie rażą ani nadmierną prostotą, ani przekombinowaniem. </text:p>
      <text:p text:style-name="P1"/>
      <text:p text:style-name="P1">Bardzo trudno jest za to przyzwyczaić się do grafiki. Tak jak, przykładowo, w „Ajinie”, całość nie jest narysowana, a wyrenderowana. O ile otoczenie, kosmos oraz, szczególnie, Gauna wyglądają świetnie, o tyle ludzie – zarówno sylwetki, sposób poruszania się oraz twarze – początkowo rażą. Absolutnie żadnych zarzutów nie mam z kolei wobec udźwiękowienia. Utwory początkowe, z pierwszego i z drugiego sezonu, przykuły moją uwagę na tyle, że oglądałem przez nie serial dwa razy dłużej, niż powinienem – bo ciągle cofałem odcinek do samego początku, by znowu posłuchać muzyki. Muzyka w tle, dźwięki oraz głosy postaci również są świetnie wykonane i dobrze kreują atmosferę. Szczególnie przychodzą mi tu na myśl sceny bitew – zwłaszcza tych, w których występuje Gauna określane jako „Crimson month hawk”. To trzeba usłyszeć, by poczuć to napięcie. </text:p>
      <text:p text:style-name="P1"/>
      <text:p text:style-name="P1">Niestety, anime urywa się nagle – nakręcono tylko dwa z trzech zaplanowanych sezonów, przez co fani chcący dowiedzieć się, jak zakończyła się wojna ludzi z Gauna zmuszeni są do sprawdzenia mangi. Prace nad trzecim sezonem podobno trwają, choć konieczne było ich przedłużenie ze względu na skupienie się na ekranizacji „Blame!”. Nawet mimo tego, jestem zobowiązany, by „Rycerzy Sidonii” polecić każdej osobie, która lubi mechy, wielkie potwory czy walki w kosmosie – a nawet tym, które za tym nie przepadają. Gdy już się przełknie fakt, że bohaterowie wyglądają jak wyglądają, można przy tym serialu naprawdę miło spędzić czas. </text:p>
      <text:p text:style-name="P2"/>
      <text:p text:style-name="P2">850 – 1100 słów</text:p>
      <text:p text:style-name="P2"/>
      <text:p text:style-name="P2"/>
      <text:p text:style-name="P2"><text:a xlink:type="simple" xlink:href="https://antyweb.pl/wp-content/uploads/2016/08/120150809144847-1420x670.jpg" text:style-name="Internet_20_link" text:visited-style-name="Visited_20_Internet_20_Link"><text:span text:style-name="T1">https://antyweb.pl/wp-content/uploads/2016/08/120150809144847-1420x670.jpg</text:span></text:a> – header </text:p>
      <text:p text:style-name="P2"><text:a xlink:type="simple" xlink:href="https://static1.squarespace.com/static/515a7090e4b022b552c710a7/t/53bc45a8e4b0b59a66e5350f/1404847540745/?format=2500w" text:style-name="Internet_20_link" text:visited-style-name="Visited_20_Internet_20_Link"><text:span text:style-name="T1">https://static1.squarespace.com/static/515a7090e4b022b552c710a7/t/53bc45a8e4b0b59a66e5350f/1404847540745/?format=2500w</text:span></text:a></text:p>
      <text:p text:style-name="P2"><text:a xlink:type="simple" xlink:href="http://www.otakuusamagazine.com/uploads/public/images/anime/sidonanime2.jpg" text:style-name="Internet_20_link" text:visited-style-name="Visited_20_Internet_20_Link"><text:span text:style-name="T1">http://www.otakuusamagazine.com/uploads/public/images/anime/sidonanime2.jpg</text:span></text: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10-12T00:00:12.605000000</dc:date>
    <meta:editing-duration>PT5H10M28S</meta:editing-duration>
    <meta:editing-cycles>1</meta:editing-cycles>
    <meta:document-statistic meta:table-count="0" meta:image-count="0" meta:object-count="0" meta:page-count="2" meta:paragraph-count="12" meta:word-count="858" meta:character-count="6161" meta:non-whitespace-character-count="5288"/>
  </office:meta>
</office:document-meta>
</file>